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3.6681in" table:align="left"/>
    </style:style>
    <style:style style:name="Table1.A" style:family="table-column">
      <style:table-column-properties style:column-width="1.0979in"/>
    </style:style>
    <style:style style:name="Table1.B" style:family="table-column">
      <style:table-column-properties style:column-width="1.1431in"/>
    </style:style>
    <style:style style:name="Table1.C" style:family="table-column">
      <style:table-column-properties style:column-width="1.4271in"/>
    </style:style>
    <style:style style:name="Table1.A1" style:family="table-cell">
      <style:table-cell-properties style:vertical-align="middle" fo:padding="0.0194in" fo:border="none"/>
    </style:style>
    <style:style style:name="P1" style:family="paragraph" style:parent-style-name="Horizontal_20_Line">
      <style:text-properties fo:font-size="12pt" style:font-size-asian="12pt" style:font-size-complex="12pt"/>
    </style:style>
    <style:style style:name="P2" style:family="paragraph" style:parent-style-name="Heading_20_1">
      <style:text-properties fo:font-size="12pt" style:font-size-asian="12pt" style:font-size-complex="12pt"/>
    </style:style>
    <style:style style:name="P3" style:family="paragraph" style:parent-style-name="Heading_20_2">
      <style:text-properties fo:font-size="12pt" style:font-size-asian="12pt" style:font-size-complex="12pt"/>
    </style:style>
    <style:style style:name="P4" style:family="paragraph" style:parent-style-name="Heading_20_3">
      <style:text-properties fo:font-size="12pt" style:font-size-asian="12pt" style:font-size-complex="12pt"/>
    </style:style>
    <style:style style:name="P5" style:family="paragraph" style:parent-style-name="Preformatted_20_Text">
      <style:paragraph-properties fo:margin-top="0in" fo:margin-bottom="0.1965in" style:contextual-spacing="false"/>
    </style:style>
    <style:style style:name="P6" style:family="paragraph" style:parent-style-name="Preformatted_20_Text">
      <style:text-properties fo:font-size="12pt" style:font-size-asian="12pt" style:font-size-complex="12pt"/>
    </style:style>
    <style:style style:name="P7" style:family="paragraph" style:parent-style-name="Standard">
      <style:text-properties officeooo:rsid="000ccb1a" officeooo:paragraph-rsid="000ccb1a"/>
    </style:style>
    <style:style style:name="P8" style:family="paragraph" style:parent-style-name="Table_20_Contents">
      <style:text-properties fo:font-size="12pt" style:font-size-asian="12pt" style:font-size-complex="12pt"/>
    </style:style>
    <style:style style:name="P9" style:family="paragraph" style:parent-style-name="Table_20_Heading">
      <style:text-properties fo:font-size="12pt" style:font-size-asian="12pt" style:font-size-complex="12pt"/>
    </style:style>
    <style:style style:name="P10" style:family="paragraph" style:parent-style-name="Text_20_body" style:list-style-name="L1"/>
    <style:style style:name="P11" style:family="paragraph" style:parent-style-name="Text_20_body">
      <style:text-properties officeooo:rsid="000ccb1a" officeooo:paragraph-rsid="000ccb1a"/>
    </style:style>
    <style:style style:name="P12" style:family="paragraph" style:parent-style-name="Text_20_body">
      <style:text-properties fo:font-size="12pt" style:font-size-asian="12pt" style:font-size-complex="12pt"/>
    </style:style>
    <style:style style:name="P13" style:family="paragraph" style:parent-style-name="Text_20_body" style:list-style-name="L9">
      <style:text-properties fo:font-size="12pt" style:font-size-asian="12pt" style:font-size-complex="12pt"/>
    </style:style>
    <style:style style:name="P14" style:family="paragraph" style:parent-style-name="Text_20_body" style:list-style-name="L10">
      <style:text-properties fo:font-size="12pt" style:font-size-asian="12pt" style:font-size-complex="12pt"/>
    </style:style>
    <style:style style:name="P15" style:family="paragraph" style:parent-style-name="Text_20_body" style:list-style-name="L11">
      <style:text-properties fo:font-size="12pt" style:font-size-asian="12pt" style:font-size-complex="12pt"/>
    </style:style>
    <style:style style:name="P16" style:family="paragraph" style:parent-style-name="Text_20_body" style:list-style-name="L12">
      <style:text-properties fo:font-size="12pt" style:font-size-asian="12pt" style:font-size-complex="12pt"/>
    </style:style>
    <style:style style:name="P17" style:family="paragraph" style:parent-style-name="Text_20_body" style:list-style-name="L13">
      <style:text-properties fo:font-size="12pt" style:font-size-asian="12pt" style:font-size-complex="12pt"/>
    </style:style>
    <style:style style:name="P18" style:family="paragraph" style:parent-style-name="Text_20_body" style:list-style-name="L8">
      <style:text-properties fo:font-size="12pt" style:font-size-asian="12pt" style:font-size-complex="12pt"/>
    </style:style>
    <style:style style:name="P19" style:family="paragraph" style:parent-style-name="Text_20_body" style:list-style-name="L5">
      <style:text-properties fo:font-size="12pt" style:font-size-asian="12pt" style:font-size-complex="12pt"/>
    </style:style>
    <style:style style:name="P20" style:family="paragraph" style:parent-style-name="Text_20_body" style:list-style-name="L6">
      <style:text-properties fo:font-size="12pt" style:font-size-asian="12pt" style:font-size-complex="12pt"/>
    </style:style>
    <style:style style:name="P21" style:family="paragraph" style:parent-style-name="Text_20_body" style:list-style-name="L7">
      <style:text-properties fo:font-size="12pt" style:font-size-asian="12pt" style:font-size-complex="12pt"/>
    </style:style>
    <style:style style:name="P22" style:family="paragraph" style:parent-style-name="Text_20_body" style:list-style-name="L3">
      <style:text-properties fo:font-size="12pt" style:font-size-asian="12pt" style:font-size-complex="12pt"/>
    </style:style>
    <style:style style:name="P23" style:family="paragraph" style:parent-style-name="Text_20_body" style:list-style-name="L4">
      <style:text-properties fo:font-size="12pt" style:font-size-asian="12pt" style:font-size-complex="12pt"/>
    </style:style>
    <style:style style:name="P24" style:family="paragraph" style:parent-style-name="Text_20_body" style:list-style-name="L2">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Fixed_Income_Allocation-3-2-2026</text:p>
      <text:p text:style-name="P7"/>
      <text:p text:style-name="P7">1 mo. Treasuries</text:p>
      <text:p text:style-name="P7">Munis</text:p>
      <text:p text:style-name="P7">High Yield (BB+, BB, BB-, Ba1 – Ba3)</text:p>
      <text:p text:style-name="P7">TIPS</text:p>
      <text:p text:style-name="P7"/>
      <text:p text:style-name="P7">Common strategies to boost Sharpe ratio when allocating across municipal bonds (munis), 1-month Treasuries (ultra-short safe asset), and BB-rated high yield fixed income involve blending low-volatility anchors with modest credit tilts, leveraging mean-variance optimization, dynamic rebalancing, and duration/credit factor rotations.</text:p>
      <text:p text:style-name="P7"/>
      <text:p text:style-name="P7">## Core Allocation Strategies</text:p>
      <text:p text:style-name="P7"/>
      <text:p text:style-name="P7">- **Mean-variance optimization**: Weight assets to maximize expected return per unit of portfolio volatility—typically 40-60% munis (tax-exempt yield with moderate credit), 20-30% 1-month T-bills (Sharpe anchor, near-zero vol), and 20-30% BB HY (spread premium with lower default risk than B/CC). Historical blends show Sharpe ~0.8-1.2 vs. ~0.4 for munis alone.[6]</text:p>
      <text:p text:style-name="P7">- **20% BB HY overlay**: Add BB-rated HY to a muni/T-bill core; this historically lifts Sharpe by 0.2-0.4 as HY spread (300-500bps) exceeds its incremental vol/drawdowns, especially in stable rates.[10][6]</text:p>
      <text:p text:style-name="P7">- **Minimum-variance tilt**: Overweight 1-month T-bills and short-duration munis (1-3yr AA/BBB) to cap vol at 2-4%, then layer 10-20% BB HY for return boost without equity-like risk.</text:p>
      <text:p text:style-name="P7"/>
      <text:p text:style-name="P7">## Tactical Methodologies</text:p>
      <text:p text:style-name="P7"/>
      <text:p text:style-name="P7">- **Dynamic rebalancing**: Monthly/quarterly adjust based on yield curve slope, credit spreads, and muni supply—e.g., overweight munis when ratios compress, shift to T-bills during vol spikes, cap BB HY at 25% exposure. Frequent rebalancing (monthly) historically adds 0.1-0.3 to Sharpe via inflation/credit factor capture.[1]</text:p>
      <text:p text:style-name="P7">- **Factor timing**: Rotate into BB HY when OAS &lt; median (cheap), munis during state-specific supply waves (WA tax edge for you), and T-bills as cash proxy in rising rate starts. Use DCC-GARCH for correlation forecasts to minimize vol drag.</text:p>
      <text:p text:style-name="P7">- **Barbell structure**: 50% 1-month T-bills + short munis (stability) paired with 20-30% intermediate BB HY (yield pickup), avoiding duration bets; this exploits low munis-HY correlation (~0.3-0.5).</text:p>
      <text:p text:style-name="P7"/>
      <text:p text:style-name="P7">## Example Optimized Mix (Historical Avg Sharpe ~1.0)</text:p>
      <text:p text:style-name="P7"/>
      <text:p text:style-name="P7">| Asset <text:s text:c="13"/><text:tab/>| Weight <text:tab/>| Role <text:s text:c="17"/><text:tab/><text:tab/><text:tab/>| Contrib. to Sharpe </text:p>
      <text:p text:style-name="P7"/>
      <text:p text:style-name="P7">| 1-Month Treasuries <text:tab/>| 30% <text:s text:c="2"/><text:tab/>| Vol dampener(~0% vol, 4-5% yield)| Stability base [2] </text:p>
      <text:p text:style-name="P7">| Munis (3-7yr AA/BBB)| 45% <text:tab/>| Tax-exempt carry (4-5% YTM) <text:tab/>| Income core |</text:p>
      <text:p text:style-name="P7">| BB HY <text:s text:c="13"/><text:tab/>| 25% <text:s text:c="2"/><text:tab/>| Spread enhancer (7-9% YTM) <text:tab/>| Return kicker [6] |</text:p>
      <text:p text:style-name="P7"/>
      <text:p text:style-name="P7">This targets 5-6% return at 4-5% vol. For your Spokane profile, prioritize WA-specific munis in the core for tax efficiency; backtest in Python (e.g., PyPortfolioOpt) using IBKR data for precise weights.</text:p>
      <text:p text:style-name="P7"/>
      <text:p text:style-name="P7">Sources</text:p>
      <text:p text:style-name="P7"><text:soft-page-break/>[1] [PDF] Optimizing Fixed Income Portfolios: Dynamic Factor Models and ... https://liu.diva-portal.org/smash/get/diva2:1943310/FULLTEXT01.pdf</text:p>
      <text:p text:style-name="P7">[2] [PDF] Sharpe ratios in term structure models - Economics http://www.econ2.jhu.edu/people/duffee/duffeesharpe.pdf</text:p>
      <text:p text:style-name="P7">[3] Sharpe Ratio: Definition, Formula, and Examples - Investopedia https://www.investopedia.com/terms/s/sharperatio.asp</text:p>
      <text:p text:style-name="P7">[4] Has your fixed income outperformed its risk? - Rational Funds https://rationalmf.com/research/has-your-fixed-income-outperformed-its-risk/</text:p>
      <text:p text:style-name="P7">[5] Sharpe-Optimal Portfolio Report - Morningstar https://www.morningstar.com/business/insights/research/sharpe-optimized-portfolio-allocations</text:p>
      <text:p text:style-name="P7">[6] High yield bonds: Unlocking the potential value of your fixed income ... https://privatebank.jpmorgan.com/eur/en/insights/markets-and-investing/high-yield-bonds-unlocking-the-value-of-your-fixed-income-portfolio</text:p>
      <text:p text:style-name="P7">[7] Key Term - Sharpe Ratio - Aurora Training Advantage https://auroratrainingadvantage.com/finance/key-term/sharpe-ratio/</text:p>
      <text:p text:style-name="P7">[8] [PDF] FIXED-INCOME PORTFOLIO OPTIMIZATION https://repositories.lib.utexas.edu/bitstreams/66d33274-31f1-48fd-9123-a4a6a72b7558/download</text:p>
      <text:p text:style-name="P7">[9] [PDF] Factor-Based Investing in Fixed Income - S&amp;P Global https://www.spglobal.com/spdji/en/documents/research/research-factor-based-fixed-income.pdf</text:p>
      <text:p text:style-name="P7">[10] High yield bonds: Unlocking the potential value of your fixed income ... <text:a xlink:type="simple" xlink:href="https://privatebank.jpmorgan.com/apac/en/insights/markets-and-investing/high-yield-bonds-unlocking-the-value-of-your-fixed-income-portfolio" text:style-name="Internet_20_link" text:visited-style-name="Visited_20_Internet_20_Link">https://privatebank.jpmorgan.com/apac/en/insights/markets-and-investing/high-yield-bonds-unlocking-the-value-of-your-fixed-income-portfolio</text:a></text:p>
      <text:p text:style-name="P7"/>
      <text:p text:style-name="P7"/>
      <text:p text:style-name="P7">Common methodologies for achieving higher Sharpe ratios (risk-adjusted returns) among municipal bonds (munis), one-month Treasuries, and high-yield BB-rated fixed income securities focus on portfolio construction, risk management, and optimization techniques. These assets have complementary characteristics: munis offer tax-exempt income and low volatility, one-month Treasuries provide near-risk-free liquidity with minimal duration risk, and BB-rated high-yield (HY) bonds deliver higher yields with moderate credit risk. By blending them strategically, investors can enhance excess returns relative to volatility. Below, I'll outline key approaches based on established fixed-income strategies, drawing from industry analyses.</text:p>
      <text:p text:style-name="P7"/>
      <text:p text:style-name="P7">### 1. **Diversification and Asset Allocation Blending**</text:p>
      <text:p text:style-name="P7"><text:s text:c="3"/>- **Description**: Allocate across the three assets to exploit low correlations, reducing overall portfolio volatility while capturing higher yields from BB-rated HY and tax benefits from munis. For instance, adding 30-65% BB-rated HY to a Treasury-heavy portfolio (including one-month Treasuries as a cash-like buffer) can shift the efficient frontier upward, increasing annualized returns by 86-187 basis points with little to no added risk. This leverages HY's negative correlation to Treasuries (-0.08 historically) and munis' stability.</text:p>
      <text:p text:style-name="P7"><text:s text:c="3"/>- **How it Improves Sharpe**: Lowers standard deviation through diversification; HY's income-driven returns (e.g., coupons outweighing price swings) boost excess returns over the risk-free rate (often proxied by one-month Treasuries).</text:p>
      <text:p text:style-name="P7"><text:s text:c="3"/>- **Implementation**: Use a core-satellite approach: 40-60% in munis for tax efficiency, 20-30% in one-month Treasuries for liquidity, and 20-40% in BB-rated HY for yield enhancement. Rebalance quarterly to maintain targets.</text:p>
      <text:p text:style-name="P7"><text:s text:c="3"/>- **Historical Insight**: Over 1993-2017, BB-rated HY showed Sharpe ratios more than twice those of lower-rated HY, outperforming Treasuries and high-grade bonds on risk-adjusted terms.</text:p>
      <text:p text:style-name="P7"/>
      <text:p text:style-name="P7"><text:soft-page-break/>### 2. **Laddered Portfolio Construction**</text:p>
      <text:p text:style-name="P7"><text:s text:c="3"/>- **Description**: Build a bond ladder (e.g., maturities spaced evenly from 1-15 years) combining munis, rolling one-month Treasuries, and BB-rated HY corporates. Reinvest maturing proceeds into the longest rung or the sector with the highest after-tax yield at that time. This mitigates reinvestment risk and allows dynamic allocation—e.g., favor munis when taxable equivalents are attractive or HY when spreads widen.</text:p>
      <text:p text:style-name="P7"><text:s text:c="3"/>- **How it Improves Sharpe**: Spreads duration risk, reduces volatility from interest rate changes, and enhances after-tax returns (e.g., munis' tax-exempt yields can exceed taxable HY equivalents for high-tax-bracket investors in Washington, with no state income tax). Blending sectors like IG munis (60-70%) with HY munis or BB corporates (30-40%) has historically outperformed benchmarks like the Bloomberg 1-15 Year Municipal Index by 0.48% annually over 10 years.</text:p>
      <text:p text:style-name="P7"><text:s text:c="3"/>- **Implementation**: Use rules-based screening (e.g., via technology) to select bonds from large universes (&gt;1.5 million munis, &gt;6,000 corporates), prioritizing credit-worthy issuers. For short-end stability, hold one-month Treasuries in the first rung.</text:p>
      <text:p text:style-name="P7"><text:s text:c="3"/>- **Historical Insight**: Multisector ladders have shown improved portfolio durability in volatile markets, with lower drawdowns than single-sector approaches.</text:p>
      <text:p text:style-name="P7"/>
      <text:p text:style-name="P7">### 3. **Duration and Interest Rate Risk Management**</text:p>
      <text:p text:style-name="P7"><text:s text:c="3"/>- **Description**: Shorten overall portfolio duration (e.g., target 5-8 years) by overweighting one-month Treasuries and shorter-maturity munis/HY, while hedging with higher-coupon bonds (3-5%) to cushion rate rises. Munis inherently have lower duration sensitivity than Treasuries (e.g., 0.82% yield rise per 1% Treasury increase).</text:p>
      <text:p text:style-name="P7"><text:s text:c="3"/>- **How it Improves Sharpe**: Reduces volatility from rate fluctuations; BB-rated HY's lower rate sensitivity (positive returns in 16 rising-rate periods averaging 4.86%) acts as a buffer, allowing higher yields without proportional risk.</text:p>
      <text:p text:style-name="P7"><text:s text:c="3"/>- **Implementation**: Use regression analysis to monitor correlations (e.g., munis at 88% to Treasuries) and adjust allocations—e.g., increase one-month Treasuries during rate hikes.</text:p>
      <text:p text:style-name="P7"><text:s text:c="3"/>- **Historical Insight**: Strategies targeting higher coupons and non-benchmark munis have outperformed on Sharpe, with lower volatility than pure Treasuries or corporates.</text:p>
      <text:p text:style-name="P7"/>
      <text:p text:style-name="P7">### 4. **Credit Quality and Relative Value Focus**</text:p>
      <text:p text:style-name="P7"><text:s text:c="3"/>- **Description**: Prioritize BB-rated HY for its sweet spot in risk-reward, blending with high-grade munis and Treasuries. Active security selection avoids lower-rated HY (e.g., below B) due to higher defaults, focusing on spread compression and credit upgrades.</text:p>
      <text:p text:style-name="P7"><text:s text:c="3"/>- **How it Improves Sharpe**: BB-rated bonds historically offer Sharpe ratios superior to lower HY tiers and even high-grade corporates/Treasuries, with lower long-term principal losses.</text:p>
      <text:p text:style-name="P7"><text:s text:c="3"/>- **Implementation**: Sector rotation (e.g., favor revenue-backed munis or stable HY sectors like utilities) and tax-aware optimization for munis.</text:p>
      <text:p text:style-name="P7"><text:s text:c="3"/>- **Historical Insight**: Over two decades, BB-rated HY exhibited Sharpe ratios &gt;2x those of Caa-C rated, enhancing blends with Treasuries.</text:p>
      <text:p text:style-name="P7"/>
      <text:p text:style-name="P7">### 5. **Active Management and Optimization Techniques**</text:p>
      <text:p text:style-name="P7"><text:s text:c="3"/>- **Description**: Employ mean-variance optimization or flexible core strategies to dynamically adjust weights, emphasizing HY when fundamentals are strong and munis/Treasuries for defense.</text:p>
      <text:p text:style-name="P7"><text:s text:c="3"/>- **How it Improves Sharpe**: Captures relative value (e.g., HY's income focus) while minimizing tail risks.</text:p>
      <text:p text:style-name="P7"><text:s text:c="3"/>- **Implementation**: Use tools for efficient frontier analysis; rebalance based on tax-equivalent yields.</text:p>
      <text:p text:style-name="P7"><text:soft-page-break/><text:s text:c="3"/>- **Historical Insight**: Flexible blends have doubled Sharpe ratios versus broad aggregates in optimized portfolios.</text:p>
      <text:p text:style-name="P7"/>
      <text:p text:style-name="P7">These methodologies are most effective for tax-sensitive investors (e.g., in your location with federal tax benefits for munis) and can be implemented via ETFs, SMAs, or mutual funds. Risks include credit defaults in HY and rate sensitivity in longer munis—consult a financial advisor for personalization based on your horizon and tax bracket. If you provide more details like your risk tolerance or portfolio size, I can suggest specific allocations.</text:p>
      <text:p text:style-name="P7"/>
      <text:p text:style-name="P7"/>
      <text:p text:style-name="P11">Improving the <text:span text:style-name="Strong_20_Emphasis">Sharpe ratio</text:span> across a universe of <text:span text:style-name="Strong_20_Emphasis">municipal bonds, 1-month Treasuries, and BB high-yield credit</text:span> is mainly about optimizing three levers:</text:p>
      <text:list text:style-name="L1">
        <text:list-item>
          <text:p text:style-name="P10">expected excess return</text:p>
        </text:list-item>
        <text:list-item>
          <text:p text:style-name="P10">volatility (especially downside)</text:p>
        </text:list-item>
        <text:list-item>
          <text:p text:style-name="P10">correlation structure</text:p>
        </text:list-item>
      </text:list>
      <text:p text:style-name="Text_20_body">Because these assets have very different risk drivers (rates, credit, liquidity, tax), the highest Sharpe usually comes from <text:span text:style-name="Strong_20_Emphasis">structure + dynamic allocation</text:span>, not simple yield chasing.</text:p>
      <text:p text:style-name="Text_20_body">Below are the methodologies practitioners actually use.</text:p>
      <text:p text:style-name="Horizontal_20_Line"/>
      <text:h text:style-name="P2" text:outline-level="1">1) Strategic Risk-Parity / Volatility Targeting</text:h>
      <text:h text:style-name="P3" text:outline-level="2">Concept</text:h>
      <text:p text:style-name="Text_20_body"><text:span text:style-name="T1">Instead of allocating by capital, allocate by </text:span><text:span text:style-name="Strong_20_Emphasis"><text:span text:style-name="T1">risk contribution</text:span></text:span><text:span text:style-name="T1"> so no sleeve dominates portfolio volatility.</text:span></text:p>
      <text:h text:style-name="P4" text:outline-level="3">Why it works here</text:h>
      <text:list text:style-name="L2">
        <text:list-item>
          <text:p text:style-name="P24">1-month Treasuries → near-zero vol, low return</text:p>
        </text:list-item>
        <text:list-item>
          <text:p text:style-name="P24">Munis → moderate duration + tax alpha</text:p>
        </text:list-item>
        <text:list-item>
          <text:p text:style-name="P24">BB HY → high spread volatility</text:p>
        </text:list-item>
      </text:list>
      <text:p text:style-name="P12">Naive allocations overweight HY risk and depress Sharpe.</text:p>
      <text:p text:style-name="P1"/>
      <text:h text:style-name="P3" text:outline-level="2">Implementation outline</text:h>
      <text:h text:style-name="P4" text:outline-level="3">Step 1 — estimate annualized vol</text:h>
      <text:p text:style-name="Preformatted_20_Text"><text:span text:style-name="Source_20_Text"><text:span text:style-name="T1">import numpy as np</text:span></text:span></text:p>
      <text:p text:style-name="Preformatted_20_Text"><text:span text:style-name="Source_20_Text"><text:span text:style-name="T1">import pandas as pd</text:span></text:span></text:p>
      <text:p text:style-name="P6"/>
      <text:p text:style-name="Preformatted_20_Text"><text:soft-page-break/><text:span text:style-name="Source_20_Text"><text:span text:style-name="T1"># returns: DataFrame of daily returns</text:span></text:span></text:p>
      <text:p text:style-name="P5"><text:span text:style-name="Source_20_Text"><text:span text:style-name="T1">vol = returns.std() * np.sqrt(252)</text:span></text:span></text:p>
      <text:h text:style-name="P4" text:outline-level="3">Step 2 — inverse-vol weights</text:h>
      <text:p text:style-name="Preformatted_20_Text"><text:span text:style-name="Source_20_Text"><text:span text:style-name="T1">inv_vol = 1 / vol</text:span></text:span></text:p>
      <text:p text:style-name="P5"><text:span text:style-name="Source_20_Text"><text:span text:style-name="T1">weights = inv_vol / inv_vol.sum()</text:span></text:span></text:p>
      <text:h text:style-name="P4" text:outline-level="3">Step 3 — optional volatility target</text:h>
      <text:p text:style-name="Preformatted_20_Text"><text:span text:style-name="Source_20_Text"><text:span text:style-name="T1">target_vol = 0.06</text:span></text:span></text:p>
      <text:p text:style-name="Preformatted_20_Text"><text:span text:style-name="Source_20_Text"><text:span text:style-name="T1">port_vol = np.sqrt(weights @ returns.cov() @ weights * 252)</text:span></text:span></text:p>
      <text:p text:style-name="Preformatted_20_Text"><text:span text:style-name="Source_20_Text"><text:span text:style-name="T1">leverage = target_vol / port_vol</text:span></text:span></text:p>
      <text:p text:style-name="P5"><text:span text:style-name="Source_20_Text"><text:span text:style-name="T1">weights_targeted = weights * leverage</text:span></text:span></text:p>
      <text:p text:style-name="P1"/>
      <text:h text:style-name="P4" text:outline-level="3">Expected impact</text:h>
      <text:p text:style-name="P12">✅ reduces HY dominance<text:line-break/>✅ improves diversification efficiency<text:line-break/>✅ usually boosts Sharpe materially</text:p>
      <text:p text:style-name="P1"/>
      <text:h text:style-name="P2" text:outline-level="1">2) Tax-Aware Relative Value (CRITICAL for Munis)</text:h>
      <text:p text:style-name="Text_20_body"><text:span text:style-name="T1">Munis are often mispriced vs Treasuries on a </text:span><text:span text:style-name="Strong_20_Emphasis"><text:span text:style-name="T1">tax-equivalent basis</text:span></text:span><text:span text:style-name="T1">.</text:span></text:p>
      <text:h text:style-name="P3" text:outline-level="2">Compute tax-equivalent yield (TEY)</text:h>
      <text:p text:style-name="P12">[<text:line-break/>TEY = \frac{MuniYield}{1 - TaxRate}<text:line-break/>]</text:p>
      <text:h text:style-name="P4" text:outline-level="3">Example Python</text:h>
      <text:p text:style-name="Preformatted_20_Text"><text:span text:style-name="Source_20_Text"><text:span text:style-name="T1">def tax_equivalent_yield(muni_yield, tax_rate):</text:span></text:span></text:p>
      <text:p text:style-name="P5"><text:span text:style-name="Source_20_Text"><text:span text:style-name="T1"><text:s text:c="4"/>return muni_yield / (1 - tax_rate)</text:span></text:span></text:p>
      <text:p text:style-name="P1"/>
      <text:h text:style-name="P3" text:outline-level="2">Trade signal</text:h>
      <text:p text:style-name="P12">Allocate more to munis when:</text:p>
      <text:p text:style-name="P12">[<text:line-break/>TEY_{muni} - TreasuryYield &gt; threshold<text:line-break/>]</text:p>
      <text:p text:style-name="P1"><text:soft-page-break/></text:p>
      <text:h text:style-name="P4" text:outline-level="3">Why this boosts Sharpe</text:h>
      <text:p text:style-name="P12">Munis often provide:</text:p>
      <text:list text:style-name="L3">
        <text:list-item>
          <text:p text:style-name="P22">similar credit quality</text:p>
        </text:list-item>
        <text:list-item>
          <text:p text:style-name="P22">lower historical volatility</text:p>
        </text:list-item>
        <text:list-item>
          <text:p text:style-name="P22">tax alpha</text:p>
        </text:list-item>
      </text:list>
      <text:p text:style-name="P12">Many portfolios underweight this edge.</text:p>
      <text:p text:style-name="P1"/>
      <text:h text:style-name="P2" text:outline-level="1">3) Spread-Timing for BB High Yield</text:h>
      <text:p text:style-name="Text_20_body"><text:span text:style-name="T1">HY Sharpe improves dramatically when exposure is </text:span><text:span text:style-name="Strong_20_Emphasis"><text:span text:style-name="T1">state-dependent</text:span></text:span><text:span text:style-name="T1">.</text:span></text:p>
      <text:p text:style-name="P12">The biggest mistake: static HY allocation.</text:p>
      <text:p text:style-name="P1"/>
      <text:h text:style-name="P3" text:outline-level="2">Key regime variables</text:h>
      <text:p text:style-name="P12">Professionals monitor:</text:p>
      <text:list text:style-name="L4">
        <text:list-item>
          <text:p text:style-name="P23">option-adjusted spread (OAS)</text:p>
        </text:list-item>
        <text:list-item>
          <text:p text:style-name="P23">credit spreads vs history</text:p>
        </text:list-item>
        <text:list-item>
          <text:p text:style-name="P23">liquidity conditions</text:p>
        </text:list-item>
        <text:list-item>
          <text:p text:style-name="P23">recession probability</text:p>
        </text:list-item>
        <text:list-item>
          <text:p text:style-name="P23">default cycle indicators</text:p>
        </text:list-item>
      </text:list>
      <text:p text:style-name="P1"/>
      <text:h text:style-name="P3" text:outline-level="2">Simple quantitative rule</text:h>
      <text:h text:style-name="P4" text:outline-level="3">Example</text:h>
      <text:p text:style-name="Preformatted_20_Text"><text:span text:style-name="Source_20_Text"><text:span text:style-name="T1">zscore = (spread - spread.mean()) / spread.std()</text:span></text:span></text:p>
      <text:p text:style-name="P6"/>
      <text:p text:style-name="Preformatted_20_Text"><text:span text:style-name="Source_20_Text"><text:span text:style-name="T1">if zscore &gt; 1:</text:span></text:span></text:p>
      <text:p text:style-name="Preformatted_20_Text"><text:span text:style-name="Source_20_Text"><text:span text:style-name="T1"><text:s text:c="4"/>hy_weight = overweight</text:span></text:span></text:p>
      <text:p text:style-name="Preformatted_20_Text"><text:span text:style-name="Source_20_Text"><text:span text:style-name="T1">elif zscore &lt; -1:</text:span></text:span></text:p>
      <text:p text:style-name="P5"><text:span text:style-name="Source_20_Text"><text:span text:style-name="T1"><text:s text:c="4"/>hy_weight = underweight</text:span></text:span></text:p>
      <text:p text:style-name="P1"/>
      <text:h text:style-name="P4" text:outline-level="3"><text:soft-page-break/>Economic intuition</text:h>
      <text:p text:style-name="P12">HY Sharpe is highest when:</text:p>
      <text:p text:style-name="P12">✅ spreads are wide<text:line-break/>✅ not yet in recession<text:line-break/>❌ spreads are tight late-cycle</text:p>
      <text:p text:style-name="P12">This single rule can materially lift Sharpe.</text:p>
      <text:p text:style-name="Horizontal_20_Line"/>
      <text:h text:style-name="P2" text:outline-level="1">4) Duration Management Overlay</text:h>
      <text:p text:style-name="P12">Munis carry meaningful duration risk.</text:p>
      <text:p text:style-name="P12">1-month Treasuries do not.</text:p>
      <text:p text:style-name="Text_20_body"><text:span text:style-name="T1">Sharpe improves when you </text:span><text:span text:style-name="Strong_20_Emphasis"><text:span text:style-name="T1">neutralize unwanted rate exposure</text:span></text:span><text:span text:style-name="T1">.</text:span></text:p>
      <text:p text:style-name="P1"/>
      <text:h text:style-name="P3" text:outline-level="2">Method</text:h>
      <text:p text:style-name="P12">Estimate portfolio DV01 or duration.</text:p>
      <text:p text:style-name="P5"><text:span text:style-name="Source_20_Text"><text:span text:style-name="T1">portfolio_duration = (weights * durations).sum()</text:span></text:span></text:p>
      <text:p text:style-name="P12">Then:</text:p>
      <text:list text:style-name="L5">
        <text:list-item>
          <text:p text:style-name="P19">hedge with Treasury futures, or</text:p>
        </text:list-item>
        <text:list-item>
          <text:p text:style-name="P19">dynamically tilt toward bills when rate vol rising</text:p>
        </text:list-item>
      </text:list>
      <text:p text:style-name="P1"/>
      <text:h text:style-name="P3" text:outline-level="2">When most valuable</text:h>
      <text:list text:style-name="L6">
        <text:list-item>
          <text:p text:style-name="P20">rising rate volatility</text:p>
        </text:list-item>
        <text:list-item>
          <text:p text:style-name="P20">steepening cycles</text:p>
        </text:list-item>
        <text:list-item>
          <text:p text:style-name="P20">macro uncertainty</text:p>
        </text:list-item>
      </text:list>
      <text:p text:style-name="P1"/>
      <text:h text:style-name="P2" text:outline-level="1">5) Downside-Risk Optimization (Better than Classic Sharpe)</text:h>
      <text:p text:style-name="Text_20_body"><text:span text:style-name="T1">Because HY returns are </text:span><text:span text:style-name="Strong_20_Emphasis"><text:span text:style-name="T1">negatively skewed</text:span></text:span><text:span text:style-name="T1">, Sharpe can be misleading.</text:span></text:p>
      <text:p text:style-name="P12">Professionals often optimize:</text:p>
      <text:list text:style-name="L7">
        <text:list-item>
          <text:p text:style-name="P21">Sortino ratio</text:p>
        </text:list-item>
        <text:list-item>
          <text:p text:style-name="P21"><text:soft-page-break/>Omega ratio</text:p>
        </text:list-item>
        <text:list-item>
          <text:p text:style-name="P21">Expected shortfall</text:p>
        </text:list-item>
      </text:list>
      <text:p text:style-name="P1"/>
      <text:h text:style-name="P3" text:outline-level="2">Example: Sortino optimization</text:h>
      <text:p text:style-name="Preformatted_20_Text"><text:span text:style-name="Source_20_Text"><text:span text:style-name="T1">def sortino_ratio(r, rf=0):</text:span></text:span></text:p>
      <text:p text:style-name="Preformatted_20_Text"><text:span text:style-name="Source_20_Text"><text:span text:style-name="T1"><text:s text:c="4"/>downside = r[r &lt; rf].std()</text:span></text:span></text:p>
      <text:p text:style-name="P5"><text:span text:style-name="Source_20_Text"><text:span text:style-name="T1"><text:s text:c="4"/>return (r.mean() - rf) / downside</text:span></text:span></text:p>
      <text:p text:style-name="P1"/>
      <text:h text:style-name="P4" text:outline-level="3">Why it helps here</text:h>
      <text:p text:style-name="P12">HY drawdowns are episodic and sharp.<text:line-break/>Penalizing only downside risk usually improves allocation stability.</text:p>
      <text:p text:style-name="P1"/>
      <text:h text:style-name="P2" text:outline-level="1">6) Correlation Regime Modeling (High-impact)</text:h>
      <text:p text:style-name="Text_20_body"><text:span text:style-name="T1">Correlations between these assets are </text:span><text:span text:style-name="Strong_20_Emphasis"><text:span text:style-name="T1">not stable</text:span></text:span><text:span text:style-name="T1">.</text:span></text:p>
      <text:p text:style-name="P12">Typical behavio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Regime</text:p>
            </table:table-cell>
            <table:table-cell table:style-name="Table1.A1" office:value-type="string">
              <text:p text:style-name="P9">Muni–HY corr</text:p>
            </table:table-cell>
            <table:table-cell table:style-name="Table1.A1" office:value-type="string">
              <text:p text:style-name="P9">Treasury–HY corr</text:p>
            </table:table-cell>
          </table:table-row>
        </table:table-header-rows>
        <table:table-row>
          <table:table-cell table:style-name="Table1.A1" office:value-type="string">
            <text:p text:style-name="P8">Normal</text:p>
          </table:table-cell>
          <table:table-cell table:style-name="Table1.A1" office:value-type="string">
            <text:p text:style-name="P8">low</text:p>
          </table:table-cell>
          <table:table-cell table:style-name="Table1.A1" office:value-type="string">
            <text:p text:style-name="P8">negative</text:p>
          </table:table-cell>
        </table:table-row>
        <table:table-row>
          <table:table-cell table:style-name="Table1.A1" office:value-type="string">
            <text:p text:style-name="P8">Stress</text:p>
          </table:table-cell>
          <table:table-cell table:style-name="Table1.A1" office:value-type="string">
            <text:p text:style-name="P8">high</text:p>
          </table:table-cell>
          <table:table-cell table:style-name="Table1.A1" office:value-type="string">
            <text:p text:style-name="P8">strongly negative</text:p>
          </table:table-cell>
        </table:table-row>
        <table:table-row>
          <table:table-cell table:style-name="Table1.A1" office:value-type="string">
            <text:p text:style-name="P8">Liquidity crisis</text:p>
          </table:table-cell>
          <table:table-cell table:style-name="Table1.A1" office:value-type="string">
            <text:p text:style-name="P8">very high</text:p>
          </table:table-cell>
          <table:table-cell table:style-name="Table1.A1" office:value-type="string">
            <text:p text:style-name="P8">flight-to-quality</text:p>
          </table:table-cell>
        </table:table-row>
      </table:table>
      <text:p text:style-name="P12">Ignoring this destroys Sharpe in stress.</text:p>
      <text:p text:style-name="P1"/>
      <text:h text:style-name="P3" text:outline-level="2">Practical approach</text:h>
      <text:p text:style-name="P12">Use rolling covariance:</text:p>
      <text:p text:style-name="P5"><text:span text:style-name="Source_20_Text"><text:span text:style-name="T1">cov = returns.rolling(63).cov()</text:span></text:span></text:p>
      <text:p text:style-name="P12">Or regime switching (more advanced).</text:p>
      <text:p text:style-name="Horizontal_20_Line"/>
      <text:h text:style-name="P2" text:outline-level="1">7) Liquidity-Aware Position Sizing</text:h>
      <text:p text:style-name="P12">HY and munis have hidden liquidity risk.</text:p>
      <text:p text:style-name="P12">Sharpe improves when you penalize illiquidity.</text:p>
      <text:p text:style-name="P1"><text:soft-page-break/></text:p>
      <text:h text:style-name="P3" text:outline-level="2">Simple proxy</text:h>
      <text:p text:style-name="P12">Use Amihud measure or bid-ask spread.</text:p>
      <text:p text:style-name="P12">Example penalty:</text:p>
      <text:p text:style-name="Preformatted_20_Text"><text:span text:style-name="Source_20_Text"><text:span text:style-name="T1">liquidity_penalty = spread / price</text:span></text:span></text:p>
      <text:p text:style-name="P5"><text:span text:style-name="Source_20_Text"><text:span text:style-name="T1">adj_return = raw_return - lambda_ * liquidity_penalty</text:span></text:span></text:p>
      <text:p text:style-name="P1"/>
      <text:h text:style-name="P2" text:outline-level="1">8) Carry + Roll-Down Optimization</text:h>
      <text:p text:style-name="P12">Very powerful in fixed income.</text:p>
      <text:p text:style-name="P12">Total return ≈</text:p>
      <text:list text:style-name="L8">
        <text:list-item>
          <text:p text:style-name="P18">yield carry</text:p>
        </text:list-item>
        <text:list-item>
          <text:p text:style-name="P18">roll down the curve</text:p>
        </text:list-item>
        <text:list-item>
          <text:p text:style-name="P18">spread change</text:p>
        </text:list-item>
      </text:list>
      <text:p text:style-name="P1"/>
      <text:h text:style-name="P3" text:outline-level="2">For munis and HY</text:h>
      <text:p text:style-name="P12">Estimate forward return:</text:p>
      <text:p text:style-name="P5"><text:span text:style-name="Source_20_Text"><text:span text:style-name="T1">expected_return = yield_carry + rolldown + spread_change_expectation</text:span></text:span></text:p>
      <text:p text:style-name="P12">Portfolios that explicitly model roll-down usually achieve higher Sharpe.</text:p>
      <text:p text:style-name="P1"/>
      <text:h text:style-name="P2" text:outline-level="1">9) Volatility Regime Throttling (Professional-grade)</text:h>
      <text:p text:style-name="P12">When credit volatility spikes, reduce HY exposure.</text:p>
      <text:p text:style-name="P1"/>
      <text:h text:style-name="P3" text:outline-level="2">Example</text:h>
      <text:p text:style-name="Preformatted_20_Text"><text:span text:style-name="Source_20_Text"><text:span text:style-name="T1">if hy_vol &gt; hy_vol.rolling(252).mean() * 1.5:</text:span></text:span></text:p>
      <text:p text:style-name="P5"><text:span text:style-name="Source_20_Text"><text:span text:style-name="T1"><text:s text:c="4"/>hy_weight *= 0.5</text:span></text:span></text:p>
      <text:p text:style-name="P1"/>
      <text:p text:style-name="P12">This avoids the classic HY crash periods that crush Sharpe.</text:p>
      <text:p text:style-name="Horizontal_20_Line"><text:soft-page-break/></text:p>
      <text:h text:style-name="P2" text:outline-level="1">Putting It Together — Practical Stack</text:h>
      <text:p text:style-name="P12">If I were building your optimizer (given your current architecture), I would layer:</text:p>
      <text:p text:style-name="Text_20_body"><text:span text:style-name="Strong_20_Emphasis"><text:span text:style-name="T1">Tier 1 (must-have)</text:span></text:span></text:p>
      <text:list text:style-name="L9">
        <text:list-item>
          <text:p text:style-name="P13">inverse-vol / risk parity</text:p>
        </text:list-item>
        <text:list-item>
          <text:p text:style-name="P13">tax-equivalent muni scoring</text:p>
        </text:list-item>
        <text:list-item>
          <text:p text:style-name="P13">rolling covariance</text:p>
        </text:list-item>
        <text:list-item>
          <text:p text:style-name="P13">HY spread z-score timing</text:p>
        </text:list-item>
      </text:list>
      <text:p text:style-name="Text_20_body"><text:span text:style-name="Strong_20_Emphasis"><text:span text:style-name="T1">Tier 2 (high alpha)</text:span></text:span></text:p>
      <text:list text:style-name="L10">
        <text:list-item>
          <text:p text:style-name="P14">volatility targeting</text:p>
        </text:list-item>
        <text:list-item>
          <text:p text:style-name="P14">duration overlay</text:p>
        </text:list-item>
        <text:list-item>
          <text:p text:style-name="P14">downside risk objective</text:p>
        </text:list-item>
      </text:list>
      <text:p text:style-name="Text_20_body"><text:span text:style-name="Strong_20_Emphasis"><text:span text:style-name="T1">Tier 3 (pro level)</text:span></text:span></text:p>
      <text:list text:style-name="L11">
        <text:list-item>
          <text:p text:style-name="P15">regime switching correlations</text:p>
        </text:list-item>
        <text:list-item>
          <text:p text:style-name="P15">liquidity penalties</text:p>
        </text:list-item>
        <text:list-item>
          <text:p text:style-name="P15">carry + roll decomposition</text:p>
        </text:list-item>
      </text:list>
      <text:p text:style-name="P1"/>
      <text:h text:style-name="P2" text:outline-level="1">Quick Reality Check</text:h>
      <text:p text:style-name="P12">Historically:</text:p>
      <text:list text:style-name="L12">
        <text:list-item>
          <text:p text:style-name="P16">static mix Sharpe: ~0.4–0.6</text:p>
        </text:list-item>
        <text:list-item>
          <text:p text:style-name="P16">risk-parity + spread timing: ~0.7–1.0</text:p>
        </text:list-item>
        <text:list-item>
          <text:p text:style-name="P16">full dynamic macro credit model: can exceed 1.0 in good regimes</text:p>
        </text:list-item>
      </text:list>
      <text:p text:style-name="P12">(assuming realistic transaction costs)</text:p>
      <text:p text:style-name="P1"/>
      <text:p text:style-name="Text_20_body"><text:span text:style-name="T1">If you’d like, I can next build a </text:span><text:span text:style-name="Strong_20_Emphasis"><text:span text:style-name="T1">ready-to-plug Python allocation engine</text:span></text:span><text:span text:style-name="T1"> tailored to:</text:span></text:p>
      <text:list text:style-name="L13">
        <text:list-item>
          <text:p text:style-name="P17">IBKR data feeds</text:p>
        </text:list-item>
        <text:list-item>
          <text:p text:style-name="P17">your Omega optimizer framework</text:p>
        </text:list-item>
        <text:list-item>
          <text:p text:style-name="P17">municipal tax adjustments</text:p>
        </text:list-item>
        <text:list-item>
          <text:p text:style-name="P17"><text:soft-page-break/>BB spread signals</text:p>
        </text:list-item>
      </text:list>
      <text:p text:style-name="P12">Just say the word.</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8T20:46:03.244848280</meta:creation-date>
    <dc:date>2026-02-28T21:01:12.157750791</dc:date>
    <meta:editing-duration>PT15M8S</meta:editing-duration>
    <meta:editing-cycles>2</meta:editing-cycles>
    <meta:generator>LibreOffice/7.6.7.2$MacOSX_AARCH64 LibreOffice_project/dd47e4b30cb7dab30588d6c79c651f218165e3c5</meta:generator>
    <meta:document-statistic meta:table-count="1" meta:image-count="0" meta:object-count="0" meta:page-count="11" meta:paragraph-count="222" meta:word-count="2114" meta:character-count="15578" meta:non-whitespace-character-count="13587"/>
  </office:meta>
</office:document-meta>
</file>